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b99d8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fo:font-size="18pt" officeooo:rsid="001b99d8" officeooo:paragraph-rsid="001b99d8" style:font-size-asian="18pt" style:font-size-complex="18pt"/>
    </style:style>
    <style:style style:name="P9" style:family="paragraph" style:parent-style-name="Preformatted_20_Text">
      <style:text-properties fo:font-size="22pt" officeooo:rsid="001b99d8" officeooo:paragraph-rsid="001b99d8" style:font-size-asian="22pt" style:font-size-complex="22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b99d8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ba3" officeooo:paragraph-rsid="001cfba3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c679" officeooo:paragraph-rsid="001dc679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166b60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9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9f0f" style:font-name-asian="Liberation Mono" style:font-size-asian="20pt" style:font-name-complex="Liberation Mono" style:font-size-complex="20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b99d8" style:font-size-asian="36pt" style:font-size-complex="36pt"/>
    </style:style>
    <style:style style:name="T12" style:family="text">
      <style:text-properties officeooo:rsid="001bf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Kinks</text:span><text:span text:style-name="T10"> – </text:span><text:span text:style-name="T11">Sunny Afternoon</text:span></text:p>
      <text:p text:style-name="P11"/>
      <text:p text:style-name="P6"><text:span text:style-name="T1">[</text:span><text:span text:style-name="T2">Intro</text:span><text:span text:style-name="T1">]</text:span></text:p>
      <text:p text:style-name="P8"><text:span text:style-name="T6">d</text:span><text:span text:style-name="T5">m dm/C | dm/B dm/Bb | A A/G | A/F A/E [2x]</text:span></text:p>
      <text:p text:style-name="P2"/>
      <text:p text:style-name="P6"><text:span text:style-name="T1">[Verse] <text:s/></text:span><text:span text:style-name="T3"><text:s/></text:span></text:p>
      <text:p text:style-name="P9"><text:span text:style-name="T9">d</text:span><text:span text:style-name="T8">m | C7 | F | C7 | A A/G | A/F A/E</text:span><text:span text:style-name="T7"> </text:span><text:span text:style-name="T4">[2x]</text:span></text:p>
      <text:p text:style-name="P1"/>
      <text:p text:style-name="P7"><text:span text:style-name="T1">[</text:span><text:span text:style-name="T2">Chorus</text:span><text:span text:style-name="T1">]</text:span></text:p>
      <text:p text:style-name="P3">dm | D7 | G | G7</text:p>
      <text:p text:style-name="P3">C7 | C7 | F | A7</text:p>
      <text:p text:style-name="P3">dm | G7 | <text:span text:style-name="T12">dm | G7 C</text:span></text:p>
      <text:p text:style-name="P13">Intro repeats</text:p>
      <text:p text:style-name="P13"/>
      <text:p text:style-name="P14">[Fadeout] 2 bars alberti bass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06T14:09:20.279730217</dc:date>
    <meta:editing-duration>PT1H36M58S</meta:editing-duration>
    <meta:editing-cycles>17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1" meta:word-count="61" meta:character-count="223" meta:non-whitespace-character-count="169"/>
  </office:meta>
</office:document-meta>
</file>